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1c1c1c" draw:marker-start-width="0.359cm" draw:marker-end-width="0.359cm" draw:fill="none" draw:textarea-horizontal-align="justify" draw:textarea-vertical-align="middle" draw:auto-grow-height="false" fo:min-height="2.946cm" fo:min-width="4.093cm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f4792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1c1c1c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1c1c1c" draw:marker-start-width="0.359cm" draw:marker-end-width="0.359cm" draw:fill-color="#f47920" draw:textarea-horizontal-align="justify" draw:textarea-vertical-align="middle" draw:auto-grow-height="false" fo:min-height="4.83cm" fo:min-width="9.152cm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1c1c1c" draw:marker-start-width="0.359cm" draw:marker-end-width="0.359cm" draw:fill="solid" draw:fill-color="#f47920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1.187cm"/>
    </style:style>
    <style:style style:name="gr7" style:family="graphic" style:parent-style-name="standard">
      <style:graphic-properties draw:stroke="none" svg:stroke-color="#000000" draw:fill="none" draw:fill-color="#ffffff" fo:min-height="2.093cm"/>
    </style:style>
    <style:style style:name="gr8" style:family="graphic" style:parent-style-name="standard">
      <style:graphic-properties draw:stroke="none" svg:stroke-color="#000000" draw:fill="none" draw:fill-color="#ffffff" fo:min-height="1.533cm"/>
    </style:style>
    <style:style style:name="gr9" style:family="graphic" style:parent-style-name="standard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1.936cm" fo:min-width="8.798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1.593cm" fo:min-width="2.867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1c1c1c" draw:marker-start-width="0.359cm" draw:marker-end-width="0.359cm" draw:fill="solid" draw:fill-color="#f47920" draw:textarea-horizontal-align="justify" draw:textarea-vertical-align="middle" draw:auto-grow-height="false" fo:min-height="1.593cm" fo:min-width="2.867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0.905cm" fo:min-width="2.179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1.104cm" fo:min-width="2.159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1c1c1c" draw:marker-start-width="0.359cm" draw:marker-end-width="0.359cm" draw:fill="none" draw:fill-color="#f47920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Roboto Slab"/>
    </style:style>
    <style:style style:name="P3" style:family="paragraph">
      <loext:graphic-properties draw:fill-color="#f47920"/>
      <style:paragraph-properties fo:text-align="center"/>
      <style:text-properties fo:font-size="24pt"/>
    </style:style>
    <style:style style:name="P4" style:family="paragraph">
      <loext:graphic-properties draw:fill="solid" draw:fill-color="#f47920"/>
      <style:paragraph-properties fo:text-align="center"/>
      <style:text-properties fo:font-size="24pt"/>
    </style:style>
    <style:style style:name="P5" style:family="paragraph">
      <loext:graphic-properties draw:fill="none" draw:fill-color="#ffffff"/>
      <style:text-properties style:font-name="Roboto" fo:font-size="24pt" fo:font-weight="bold"/>
    </style:style>
    <style:style style:name="P6" style:family="paragraph">
      <loext:graphic-properties draw:fill="none" draw:fill-color="#f47920"/>
      <style:paragraph-properties fo:text-align="center"/>
      <style:text-properties style:font-name="Roboto Slab" fo:font-weight="bold"/>
    </style:style>
    <style:style style:name="P7" style:family="paragraph">
      <loext:graphic-properties draw:fill="solid" draw:fill-color="#f47920"/>
      <style:paragraph-properties fo:text-align="center"/>
      <style:text-properties style:font-name="Roboto Slab" fo:font-weight="bold"/>
    </style:style>
    <style:style style:name="T1" style:family="text">
      <style:text-properties style:font-name="Roboto Slab"/>
    </style:style>
    <style:style style:name="T2" style:family="text">
      <style:text-properties style:font-name="Roboto" fo:font-size="24pt" fo:font-weight="bold"/>
    </style:style>
    <style:style style:name="T3" style:family="text">
      <style:text-properties style:text-position="-33% 58%" style:font-name="Roboto" fo:font-size="24pt" fo:font-weight="bold"/>
    </style:style>
    <style:style style:name="T4" style:family="text">
      <style:text-properties style:font-name="Roboto Slab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699cm" svg:height="3.302cm" svg:x="6.588cm" svg:y="2.27cm">
          <text:p text:style-name="P1"><text:span text:style-name="T1">All</text:span></text:p>
          <text:p text:style-name="P1"><text:span text:style-name="T1">Combinations</text:span></text:p>
          <text:p text:style-name="P1"><text:span text:style-name="T1">Coverage</text:span></text:p>
          <text:p text:style-name="P1"><text:span text:style-name="T1">ACo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686cm" svg:y1="4.804cm" svg:x2="11.131cm" svg:y2="4.804cm">
          <text:p/>
        </draw:line>
        <draw:custom-shape draw:style-name="gr1" draw:text-style-name="P2" xml:id="id2" draw:id="id2" draw:layer="layout" svg:width="4.699cm" svg:height="3.302cm" svg:x="1.588cm" svg:y="7.27cm">
          <text:p text:style-name="P1"><text:span text:style-name="T1">T-Wise</text:span></text:p>
          <text:p text:style-name="P1"><text:span text:style-name="T1">Coverage</text:span></text:p>
          <text:p text:style-name="P1"><text:span text:style-name="T1"/></text:p>
          <text:p text:style-name="P1"><text:span text:style-name="T1">TW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.686cm" svg:y1="9.304cm" svg:x2="6.131cm" svg:y2="9.304cm">
          <text:p/>
        </draw:line>
        <draw:custom-shape draw:style-name="gr1" draw:text-style-name="P2" xml:id="id3" draw:id="id3" draw:layer="layout" svg:width="4.699cm" svg:height="3.302cm" svg:x="1.588cm" svg:y="12.27cm">
          <text:p text:style-name="P1"><text:span text:style-name="T1">Pair-Wise</text:span></text:p>
          <text:p text:style-name="P1"><text:span text:style-name="T1">Coverage</text:span></text:p>
          <text:p text:style-name="P1"><text:span text:style-name="T1"/></text:p>
          <text:p text:style-name="P1"><text:span text:style-name="T1">PW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.686cm" svg:y1="14.304cm" svg:x2="6.131cm" svg:y2="14.304cm">
          <text:p/>
        </draw:line>
        <draw:custom-shape draw:style-name="gr1" draw:text-style-name="P2" xml:id="id4" draw:id="id4" draw:layer="layout" svg:width="4.699cm" svg:height="3.302cm" svg:x="6.588cm" svg:y="17.27cm">
          <text:p text:style-name="P1"><text:span text:style-name="T1">Each</text:span></text:p>
          <text:p text:style-name="P1"><text:span text:style-name="T1">Choice</text:span></text:p>
          <text:p text:style-name="P1"><text:span text:style-name="T1">Coverage</text:span></text:p>
          <text:p text:style-name="P1"><text:span text:style-name="T1">E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686cm" svg:y1="19.804cm" svg:x2="11.131cm" svg:y2="19.804cm">
          <text:p/>
        </draw:line>
        <draw:custom-shape draw:style-name="gr1" draw:text-style-name="P2" xml:id="id6" draw:id="id6" draw:layer="layout" svg:width="4.699cm" svg:height="3.302cm" svg:x="11.588cm" svg:y="7.27cm">
          <text:p text:style-name="P1"><text:span text:style-name="T1">Multiple Base</text:span></text:p>
          <text:p text:style-name="P1"><text:span text:style-name="T1">Choice</text:span></text:p>
          <text:p text:style-name="P1"><text:span text:style-name="T1">Coverage</text:span></text:p>
          <text:p text:style-name="P1"><text:span text:style-name="T1">MB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1.686cm" svg:y1="9.804cm" svg:x2="16.131cm" svg:y2="9.804cm">
          <text:p/>
        </draw:line>
        <draw:custom-shape draw:style-name="gr1" draw:text-style-name="P2" xml:id="id5" draw:id="id5" draw:layer="layout" svg:width="4.699cm" svg:height="3.302cm" svg:x="11.588cm" svg:y="12.27cm">
          <text:p text:style-name="P1"><text:span text:style-name="T1">Base</text:span></text:p>
          <text:p text:style-name="P1"><text:span text:style-name="T1">Choice</text:span></text:p>
          <text:p text:style-name="P1"><text:span text:style-name="T1">Coverage</text:span></text:p>
          <text:p text:style-name="P1"><text:span text:style-name="T1">B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1.686cm" svg:y1="14.804cm" svg:x2="16.131cm" svg:y2="14.804cm">
          <text:p/>
        </draw:line>
        <draw:connector draw:style-name="gr3" draw:text-style-name="P2" draw:layer="layout" draw:type="line" svg:x1="8.937cm" svg:y1="5.572cm" svg:x2="3.937cm" svg:y2="7.27cm" draw:start-shape="id1" draw:start-glue-point="2" draw:end-shape="id2" draw:end-glue-point="0" svg:d="M8937 5572l-5000 1698" svg:viewBox="0 0 5001 1699">
          <text:p/>
        </draw:connector>
        <draw:connector draw:style-name="gr3" draw:text-style-name="P2" draw:layer="layout" draw:type="line" svg:x1="3.937cm" svg:y1="10.572cm" svg:x2="3.937cm" svg:y2="12.27cm" draw:start-shape="id2" draw:start-glue-point="2" draw:end-shape="id3" draw:end-glue-point="0" svg:d="M3937 10572v1698" svg:viewBox="0 0 1 1699">
          <text:p/>
        </draw:connector>
        <draw:connector draw:style-name="gr3" draw:text-style-name="P2" draw:layer="layout" draw:type="line" svg:x1="3.937cm" svg:y1="15.572cm" svg:x2="8.937cm" svg:y2="17.27cm" draw:start-shape="id3" draw:start-glue-point="2" draw:end-shape="id4" draw:end-glue-point="0" svg:d="M3937 15572l5000 1698" svg:viewBox="0 0 5001 1699">
          <text:p/>
        </draw:connector>
        <draw:connector draw:style-name="gr3" draw:text-style-name="P2" draw:layer="layout" draw:type="line" svg:x1="13.937cm" svg:y1="15.572cm" svg:x2="8.937cm" svg:y2="17.27cm" draw:start-shape="id5" draw:start-glue-point="2" draw:end-shape="id4" draw:end-glue-point="0" svg:d="M13937 15572l-5000 1698" svg:viewBox="0 0 5001 1699">
          <text:p/>
        </draw:connector>
        <draw:connector draw:style-name="gr3" draw:text-style-name="P2" draw:layer="layout" draw:type="line" svg:x1="13.937cm" svg:y1="10.572cm" svg:x2="13.937cm" svg:y2="12.27cm" draw:start-shape="id6" draw:start-glue-point="2" draw:end-shape="id5" svg:d="M13937 10572v1698" svg:viewBox="0 0 1 1699">
          <text:p/>
        </draw:connector>
        <draw:connector draw:style-name="gr3" draw:text-style-name="P2" draw:layer="layout" draw:type="line" svg:x1="8.937cm" svg:y1="5.572cm" svg:x2="13.937cm" svg:y2="7.27cm" draw:start-shape="id1" draw:start-glue-point="2" draw:end-shape="id6" draw:end-glue-point="0" svg:d="M8937 5572l5000 1698" svg:viewBox="0 0 5001 1699">
          <text:p/>
        </draw:connector>
        <draw:custom-shape draw:style-name="gr4" draw:text-style-name="P3" draw:layer="layout" svg:width="9.652cm" svg:height="5.08cm" svg:x="9.255cm" svg:y="22.59cm">
          <text:p/>
          <draw:enhanced-geometry svg:viewBox="0 0 21600 21600" draw:type="rectangle" draw:enhanced-path="M 0 0 L 21600 0 21600 21600 0 21600 0 0 Z N"/>
        </draw:custom-shape>
        <draw:path draw:style-name="gr5" draw:text-style-name="P4" draw:layer="layout" svg:width="4.19cm" svg:height="2.412cm" svg:x="9.228cm" svg:y="22.59cm" svg:viewBox="0 0 4191 2413" svg:d="M0 2413c4064 0 4191-2413 4191-2413">
          <text:p/>
        </draw:path>
        <draw:path draw:style-name="gr5" draw:text-style-name="P4" draw:layer="layout" svg:width="6.73cm" svg:height="1.523cm" draw:transform="rotate (-3.14159265358979) translate (18.907cm 25.919cm)" svg:viewBox="0 0 6731 1524" svg:d="M0 0c6644 0 6731 1524 6731 1524">
          <text:p/>
        </draw:path>
        <draw:frame draw:style-name="gr6" draw:text-style-name="P5" draw:layer="layout" svg:width="1.524cm" svg:height="1.437cm" svg:x="14.589cm" svg:y="23.606cm">
          <draw:text-box>
            <text:p><text:span text:style-name="T2">b</text:span><text:span text:style-name="T3">2</text:span></text:p>
          </draw:text-box>
        </draw:frame>
        <draw:frame draw:style-name="gr7" draw:text-style-name="P5" draw:layer="layout" svg:width="1.578cm" svg:height="2.343cm" svg:x="10.09cm" svg:y="23.106cm">
          <draw:text-box>
            <text:p><text:span text:style-name="T2">b</text:span><text:span text:style-name="T3">1</text:span></text:p>
          </draw:text-box>
        </draw:frame>
        <draw:frame draw:style-name="gr8" draw:text-style-name="P5" draw:layer="layout" svg:width="1.547cm" svg:height="1.783cm" svg:x="11.391cm" svg:y="25.506cm">
          <draw:text-box>
            <text:p><text:span text:style-name="T2">b</text:span><text:span text:style-name="T3">3</text:span></text:p>
          </draw:text-box>
        </draw:frame>
      </draw:page>
      <draw:page draw:name="page2" draw:style-name="dp1" draw:master-page-name="Default">
        <draw:custom-shape draw:style-name="gr9" draw:text-style-name="P6" xml:id="id22" draw:id="id22" draw:layer="layout" svg:width="9.652cm" svg:height="2.54cm" svg:x="5.299cm" svg:y="2.398cm">
          <text:p text:style-name="P1"><text:span text:style-name="T4">Four Structures for</text:span></text:p>
          <text:p text:style-name="P1"><text:span text:style-name="T4">Modeling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xml:id="id7" draw:id="id7" draw:layer="layout" svg:width="3.683cm" svg:height="2.159cm" svg:x="0.746cm" svg:y="7.478cm">
          <text:p text:style-name="P1"><text:span text:style-name="T4">Grap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23" draw:id="id23" draw:layer="layout" svg:width="3.683cm" svg:height="2.159cm" svg:x="5.746cm" svg:y="7.478cm">
          <text:p text:style-name="P1"><text:span text:style-name="T4">Input</text:span></text:p>
          <text:p text:style-name="P1"><text:span text:style-name="T4">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xml:id="id12" draw:id="id12" draw:layer="layout" svg:width="3.683cm" svg:height="2.159cm" svg:x="10.746cm" svg:y="7.478cm">
          <text:p text:style-name="P1"><text:span text:style-name="T4">Log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xml:id="id17" draw:id="id17" draw:layer="layout" svg:width="3.683cm" svg:height="2.159cm" svg:x="15.746cm" svg:y="7.478cm">
          <text:p text:style-name="P1"><text:span text:style-name="T4">Synt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8" draw:id="id8" draw:layer="layout" svg:width="2.921cm" svg:height="1.397cm" svg:x="-2.492cm" svg:y="11.944cm">
          <text:p text:style-name="P1"><text:span text:style-name="T4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9" draw:id="id9" draw:layer="layout" svg:width="2.921cm" svg:height="1.397cm" svg:x="1.508cm" svg:y="11.944cm">
          <text:p text:style-name="P1"><text:span text:style-name="T4">Spe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10" draw:id="id10" draw:layer="layout" svg:width="2.921cm" svg:height="1.397cm" svg:x="-0.492cm" svg:y="14.244cm">
          <text:p text:style-name="P1"><text:span text:style-name="T4">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xml:id="id11" draw:id="id11" draw:layer="layout" svg:width="2.921cm" svg:height="1.616cm" svg:x="3.508cm" svg:y="14.244cm">
          <text:p text:style-name="P1"><text:span text:style-name="T4">Use</text:span></text:p>
          <text:p text:style-name="P1"><text:span text:style-name="T4">C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13" draw:id="id13" draw:layer="layout" svg:width="2.921cm" svg:height="1.397cm" svg:x="7.108cm" svg:y="11.844cm">
          <text:p text:style-name="P1"><text:span text:style-name="T4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14" draw:id="id14" draw:layer="layout" svg:width="2.921cm" svg:height="1.397cm" svg:x="11.108cm" svg:y="11.844cm">
          <text:p text:style-name="P1"><text:span text:style-name="T4">FS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15" draw:id="id15" draw:layer="layout" svg:width="2.921cm" svg:height="1.397cm" svg:x="9.108cm" svg:y="14.244cm">
          <text:p text:style-name="P1"><text:span text:style-name="T4">Spe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16" draw:id="id16" draw:layer="layout" svg:width="2.921cm" svg:height="1.397cm" svg:x="13.108cm" svg:y="14.244cm">
          <text:p text:style-name="P1"><text:span text:style-name="T4">DN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18" draw:id="id18" draw:layer="layout" svg:width="2.921cm" svg:height="1.397cm" svg:x="15.508cm" svg:y="11.844cm">
          <text:p text:style-name="P1"><text:span text:style-name="T4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19" draw:id="id19" draw:layer="layout" svg:width="2.921cm" svg:height="1.397cm" svg:x="19.508cm" svg:y="11.844cm">
          <text:p text:style-name="P1"><text:span text:style-name="T4">Mod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20" draw:id="id20" draw:layer="layout" svg:width="2.921cm" svg:height="1.397cm" svg:x="17.508cm" svg:y="14.244cm">
          <text:p text:style-name="P1"><text:span text:style-name="T4">Int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21" draw:id="id21" draw:layer="layout" svg:width="2.921cm" svg:height="1.397cm" svg:x="21.508cm" svg:y="14.244cm">
          <text:p text:style-name="P1"><text:span text:style-name="T4">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draw:line-skew="-0.01cm" svg:x1="2.587cm" svg:y1="9.637cm" svg:x2="-1.032cm" svg:y2="11.944cm" draw:start-shape="id7" draw:start-glue-point="2" draw:end-shape="id8" draw:end-glue-point="0" svg:d="M2587 9637v1143h-3619v1164" svg:viewBox="0 0 3620 2308">
          <text:p/>
        </draw:connector>
        <draw:connector draw:style-name="gr14" draw:text-style-name="P6" draw:layer="layout" draw:line-skew="-0.01cm" svg:x1="2.587cm" svg:y1="9.637cm" svg:x2="2.968cm" svg:y2="11.944cm" draw:start-shape="id7" draw:start-glue-point="2" draw:end-shape="id9" draw:end-glue-point="0" svg:d="M2587 9637v1143h381v1164" svg:viewBox="0 0 382 2308">
          <text:p/>
        </draw:connector>
        <draw:connector draw:style-name="gr14" draw:text-style-name="P6" draw:layer="layout" draw:line-skew="-1.16cm" svg:x1="2.587cm" svg:y1="9.637cm" svg:x2="0.968cm" svg:y2="14.244cm" draw:start-shape="id7" draw:start-glue-point="2" draw:end-shape="id10" draw:end-glue-point="0" svg:d="M2587 9637v1143h-1619v3464" svg:viewBox="0 0 1620 4608">
          <text:p/>
        </draw:connector>
        <draw:connector draw:style-name="gr14" draw:text-style-name="P6" draw:layer="layout" draw:line-skew="-1.16cm" svg:x1="2.587cm" svg:y1="9.637cm" svg:x2="4.968cm" svg:y2="14.244cm" draw:start-shape="id7" draw:end-shape="id11" draw:end-glue-point="0" svg:d="M2587 9637v1144h2381v3463" svg:viewBox="0 0 2382 4608">
          <text:p/>
        </draw:connector>
        <draw:connector draw:style-name="gr14" draw:text-style-name="P6" draw:layer="layout" draw:line-skew="0.04cm" svg:x1="12.587cm" svg:y1="9.637cm" svg:x2="8.568cm" svg:y2="11.844cm" draw:start-shape="id12" draw:start-glue-point="2" draw:end-shape="id13" draw:end-glue-point="0" svg:d="M12587 9637v1143h-4019v1064" svg:viewBox="0 0 4020 2208">
          <text:p/>
        </draw:connector>
        <draw:connector draw:style-name="gr14" draw:text-style-name="P6" draw:layer="layout" svg:x1="12.587cm" svg:y1="9.637cm" svg:x2="12.568cm" svg:y2="11.844cm" draw:start-shape="id12" draw:end-shape="id14" draw:end-glue-point="0" svg:d="M12587 9637v1103h-19v1104" svg:viewBox="0 0 20 2208">
          <text:p/>
        </draw:connector>
        <draw:connector draw:style-name="gr14" draw:text-style-name="P6" draw:layer="layout" draw:line-skew="-1.16cm" svg:x1="12.587cm" svg:y1="9.637cm" svg:x2="10.568cm" svg:y2="14.244cm" draw:start-shape="id12" draw:start-glue-point="2" draw:end-shape="id15" draw:end-glue-point="0" svg:d="M12587 9637v1143h-2019v3464" svg:viewBox="0 0 2020 4608">
          <text:p/>
        </draw:connector>
        <draw:connector draw:style-name="gr14" draw:text-style-name="P6" draw:layer="layout" draw:line-skew="-1.16cm" svg:x1="12.587cm" svg:y1="9.637cm" svg:x2="14.568cm" svg:y2="14.244cm" draw:start-shape="id12" draw:end-shape="id16" draw:end-glue-point="0" svg:d="M12587 9637v1143h1981v3464" svg:viewBox="0 0 1982 4608">
          <text:p/>
        </draw:connector>
        <draw:connector draw:style-name="gr14" draw:text-style-name="P6" draw:layer="layout" draw:line-skew="0.04cm" svg:x1="17.587cm" svg:y1="9.637cm" svg:x2="16.968cm" svg:y2="11.844cm" draw:start-shape="id17" draw:start-glue-point="2" draw:end-shape="id18" draw:end-glue-point="0" svg:d="M17587 9637v1143h-619v1064" svg:viewBox="0 0 620 2208">
          <text:p/>
        </draw:connector>
        <draw:connector draw:style-name="gr14" draw:text-style-name="P6" draw:layer="layout" draw:line-skew="0.04cm" svg:x1="17.587cm" svg:y1="9.637cm" svg:x2="20.968cm" svg:y2="11.844cm" draw:start-shape="id17" draw:start-glue-point="2" draw:end-shape="id19" draw:end-glue-point="0" svg:d="M17587 9637v1143h3381v1064" svg:viewBox="0 0 3382 2208">
          <text:p/>
        </draw:connector>
        <draw:connector draw:style-name="gr14" draw:text-style-name="P6" draw:layer="layout" draw:line-skew="-1.16cm" svg:x1="17.587cm" svg:y1="9.637cm" svg:x2="18.968cm" svg:y2="14.244cm" draw:start-shape="id17" draw:end-shape="id20" draw:end-glue-point="0" svg:d="M17587 9637v1143h1381v3464" svg:viewBox="0 0 1382 4608">
          <text:p/>
        </draw:connector>
        <draw:connector draw:style-name="gr14" draw:text-style-name="P6" draw:layer="layout" draw:line-skew="-1.16cm" svg:x1="17.587cm" svg:y1="9.637cm" svg:x2="22.968cm" svg:y2="14.244cm" draw:start-shape="id17" draw:end-shape="id21" draw:end-glue-point="0" svg:d="M17587 9637v1143h5381v3464" svg:viewBox="0 0 5382 4608">
          <text:p/>
        </draw:connector>
        <draw:connector draw:style-name="gr14" draw:text-style-name="P6" draw:layer="layout" svg:x1="10.125cm" svg:y1="4.938cm" svg:x2="2.587cm" svg:y2="7.478cm" draw:start-shape="id22" draw:start-glue-point="2" draw:end-shape="id7" draw:end-glue-point="0" svg:d="M10125 4938v1270h-7538v1270" svg:viewBox="0 0 7539 2541">
          <text:p/>
        </draw:connector>
        <draw:connector draw:style-name="gr14" draw:text-style-name="P6" draw:layer="layout" svg:x1="10.125cm" svg:y1="4.938cm" svg:x2="7.587cm" svg:y2="7.478cm" draw:start-shape="id22" draw:end-shape="id23" draw:end-glue-point="0" svg:d="M10125 4938v1270h-2538v1270" svg:viewBox="0 0 2539 2541">
          <text:p/>
        </draw:connector>
        <draw:connector draw:style-name="gr14" draw:text-style-name="P6" draw:layer="layout" svg:x1="10.125cm" svg:y1="4.938cm" svg:x2="12.587cm" svg:y2="7.478cm" draw:start-shape="id22" draw:start-glue-point="2" draw:end-shape="id12" svg:d="M10125 4938v1270h2462v1270" svg:viewBox="0 0 2463 2541">
          <text:p/>
        </draw:connector>
        <draw:connector draw:style-name="gr14" draw:text-style-name="P6" draw:layer="layout" svg:x1="10.125cm" svg:y1="4.938cm" svg:x2="17.587cm" svg:y2="7.478cm" draw:start-shape="id22" draw:end-shape="id17" svg:d="M10125 4938v1270h7462v1270" svg:viewBox="0 0 7463 2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5T12:58:04.953010154</meta:creation-date>
    <dc:date>2019-11-25T13:11:46.375786173</dc:date>
    <meta:editing-duration>PT1M41S</meta:editing-duration>
    <meta:editing-cycles>2</meta:editing-cycles>
    <meta:generator>LibreOffice/6.2.8.2$Linux_X86_64 LibreOffice_project/20$Build-2</meta:generator>
    <meta:document-statistic meta:object-count="57"/>
  </office:meta>
</office:document-meta>
</file>